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3">
            <text:p>Beta-81653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5070.0">
            <text:p>50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6">
            <text:p>-6.4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4">
            <text:p>Beta-81654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7">
            <text:p>-8.5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3">
            <text:p>Beta-61543</text:p>
          </table:table-cell>
          <table:table-cell office:value-type="float" office:value="51.22">
            <text:p>51.22</text:p>
          </table:table-cell>
          <table:table-cell office:value-type="float" office:value="-3.61">
            <text:p>-3.61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5">
            <text:p>Beta-81655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7730.0">
            <text:p>77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47">
            <text:p>-1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Q-672">
            <text:p>Q-672</text:p>
          </table:table-cell>
          <table:table-cell office:value-type="float" office:value="51.04">
            <text:p>51.04</text:p>
          </table:table-cell>
          <table:table-cell office:value-type="float" office:value="-4.24">
            <text:p>-4.24</text:p>
          </table:table-cell>
          <table:table-cell office:value-type="float" office:value="6585.0">
            <text:p>6585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2">
            <text:p>-6.4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SRR-440">
            <text:p>SRR-440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5120.0">
            <text:p>51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6775">
            <text:p>Beta-86775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7070.0">
            <text:p>7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4">
            <text:p>Beta-61544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6870.0">
            <text:p>68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86">
            <text:p>-9.86</text:p>
          </table:table-cell>
          <table:table-cell office:value-type="float" office:value="2.84">
            <text:p>2.84</text:p>
          </table:table-cell>
          <table:table-cell office:value-type="float" office:value="2.84">
            <text:p>2.8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2">
            <text:p>Beta-61542</text:p>
          </table:table-cell>
          <table:table-cell office:value-type="float" office:value="51.22">
            <text:p>51.22</text:p>
          </table:table-cell>
          <table:table-cell office:value-type="float" office:value="-3.61">
            <text:p>-3.61</text:p>
          </table:table-cell>
          <table:table-cell office:value-type="float" office:value="5250.0">
            <text:p>525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9">
            <text:p>-5.9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1998,ShennanEtal2018">
            <text:p>JenningsEtal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